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Capacidad de almacenamiento SSD (GB)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dell</text:p>
          </table:table-cell>
          <table:table-cell table:style-name="pd1" office:value-type="string" calcext:value-type="string">
            <text:p>lenovo</text:p>
          </table:table-cell>
          <table:table-cell table:style-name="pd1" office:value-type="string" calcext:value-type="string">
            <text:p>hp</text:p>
          </table:table-cell>
          <table:table-cell table:style-name="pd1" office:value-type="string" calcext:value-type="string">
            <text:p>fujitsu</text:p>
          </table:table-cell>
          <table:table-cell table:style-name="pd1" office:value-type="string" calcext:value-type="string">
            <text:p>mars</text:p>
          </table:table-cell>
          <table:table-cell table:style-name="pd1" office:value-type="string" calcext:value-type="string">
            <text:p>acer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intel</text:p>
          </table:table-cell>
          <table:table-cell table:style-name="pd1" office:value-type="string" calcext:value-type="string">
            <text:p>nvidia</text:p>
          </table:table-cell>
          <table:table-cell table:style-name="pd1" office:value-type="string" calcext:value-type="string">
            <text:p>amd</text:p>
          </table:table-cell>
          <table:table-cell table:style-name="pd1" office:value-type="string" calcext:value-type="string">
            <text:p>Xeon</text:p>
          </table:table-cell>
          <table:table-cell table:style-name="pd1" office:value-type="string" calcext:value-type="string">
            <text:p>Pentium</text:p>
          </table:table-cell>
          <table:table-cell table:style-name="pd1" office:value-type="string" calcext:value-type="string">
            <text:p>Core i3</text:p>
          </table:table-cell>
          <table:table-cell table:style-name="pd1" office:value-type="string" calcext:value-type="string">
            <text:p>Core i5</text:p>
          </table:table-cell>
          <table:table-cell table:style-name="pd1" office:value-type="string" calcext:value-type="string">
            <text:p>Core i7</text:p>
          </table:table-cell>
          <table:table-cell table:style-name="pd1" office:value-type="string" calcext:value-type="string">
            <text:p>Other Processor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.8" calcext:value-type="float">
            <text:p>670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.5" calcext:value-type="float">
            <text:p>264.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.35" calcext:value-type="float">
            <text:p>447.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.25" calcext:value-type="float">
            <text:p>132.2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.9" calcext:value-type="float">
            <text:p>416.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4" calcext:value-type="float">
            <text:p>334.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.9" calcext:value-type="float">
            <text:p>559.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9" calcext:value-type="float">
            <text:p>328.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4" calcext:value-type="float">
            <text:p>334.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.5" calcext:value-type="float">
            <text:p>170.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.1" calcext:value-type="float">
            <text:p>166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.25" calcext:value-type="float">
            <text:p>194.2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.45" calcext:value-type="float">
            <text:p>639.4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45" calcext:value-type="float">
            <text:p>366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75" calcext:value-type="float">
            <text:p>288.7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95" calcext:value-type="float">
            <text:p>187.9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.5" calcext:value-type="float">
            <text:p>220.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95" calcext:value-type="float">
            <text:p>313.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25" calcext:value-type="float">
            <text:p>152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95" calcext:value-type="float">
            <text:p>208.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45" calcext:value-type="float">
            <text:p>135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45" calcext:value-type="float">
            <text:p>114.45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.05" calcext:value-type="float">
            <text:p>316.0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.9" calcext:value-type="float">
            <text:p>228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2" calcext:value-type="float">
            <text:p>19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15" calcext:value-type="float">
            <text:p>171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95" calcext:value-type="float">
            <text:p>376.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75" calcext:value-type="float">
            <text:p>204.7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9" calcext:value-type="float">
            <text:p>165.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45" calcext:value-type="float">
            <text:p>156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85" calcext:value-type="float">
            <text:p>143.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45" calcext:value-type="float">
            <text:p>198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25" calcext:value-type="float">
            <text:p>152.2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7" calcext:value-type="float">
            <text:p>161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.9" calcext:value-type="float">
            <text:p>207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.2" calcext:value-type="float">
            <text:p>214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.95" calcext:value-type="float">
            <text:p>313.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7" calcext:value-type="float">
            <text:p>161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75" calcext:value-type="float">
            <text:p>120.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75" calcext:value-type="float">
            <text:p>120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.45" calcext:value-type="float">
            <text:p>345.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95" calcext:value-type="float">
            <text:p>166.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25" calcext:value-type="float">
            <text:p>131.2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45" calcext:value-type="float">
            <text:p>114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.95" calcext:value-type="float">
            <text:p>103.9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.6" calcext:value-type="float">
            <text:p>243.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.95" calcext:value-type="float">
            <text:p>187.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4.2" calcext:value-type="float">
            <text:p>214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.25" calcext:value-type="float">
            <text:p>173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.45" calcext:value-type="float">
            <text:p>135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.85" calcext:value-type="float">
            <text:p>227.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1.55" calcext:value-type="float">
            <text:p>521.5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25" calcext:value-type="float">
            <text:p>261.2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.55" calcext:value-type="float">
            <text:p>236.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05" calcext:value-type="float">
            <text:p>151.0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.6" calcext:value-type="float">
            <text:p>558.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05" calcext:value-type="float">
            <text:p>151.0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05" calcext:value-type="float">
            <text:p>265.0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75" calcext:value-type="float">
            <text:p>175.7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25" calcext:value-type="float">
            <text:p>147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65" calcext:value-type="float">
            <text:p>177.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35" calcext:value-type="float">
            <text:p>126.3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5" calcext:value-type="float">
            <text:p>94.0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75" calcext:value-type="float">
            <text:p>213.7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05" calcext:value-type="float">
            <text:p>189.0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95" calcext:value-type="float">
            <text:p>152.9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75" calcext:value-type="float">
            <text:p>156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45" calcext:value-type="float">
            <text:p>105.4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25" calcext:value-type="float">
            <text:p>128.2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25" calcext:value-type="float">
            <text:p>147.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75" calcext:value-type="float">
            <text:p>137.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25" calcext:value-type="float">
            <text:p>128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05" calcext:value-type="float">
            <text:p>113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05" calcext:value-type="float">
            <text:p>132.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75" calcext:value-type="float">
            <text:p>213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55" calcext:value-type="float">
            <text:p>122.5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.85" calcext:value-type="float">
            <text:p>135.85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.75" calcext:value-type="float">
            <text:p>194.7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35" calcext:value-type="float">
            <text:p>126.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4.05" calcext:value-type="float">
            <text:p>284.0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.75" calcext:value-type="float">
            <text:p>137.7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.05" calcext:value-type="float">
            <text:p>94.0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.25" calcext:value-type="float">
            <text:p>109.2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.55" calcext:value-type="float">
            <text:p>122.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.65" calcext:value-type="float">
            <text:p>158.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.05" calcext:value-type="float">
            <text:p>132.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6.3" calcext:value-type="float">
            <text:p>336.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.65" calcext:value-type="float">
            <text:p>139.6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55" calcext:value-type="float">
            <text:p>141.5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.6" calcext:value-type="float">
            <text:p>390.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9" calcext:value-type="float">
            <text:p>243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1" calcext:value-type="float">
            <text:p>161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1" calcext:value-type="float">
            <text:p>197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8" calcext:value-type="float">
            <text:p>199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1.1" calcext:value-type="float">
            <text:p>1241.1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.65" calcext:value-type="float">
            <text:p>177.6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.65" calcext:value-type="float">
            <text:p>177.6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65" calcext:value-type="float">
            <text:p>143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65" calcext:value-type="float">
            <text:p>143.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85" calcext:value-type="float">
            <text:p>102.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15" calcext:value-type="float">
            <text:p>169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15" calcext:value-type="float">
            <text:p>169.1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15" calcext:value-type="float">
            <text:p>135.1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15" calcext:value-type="float">
            <text:p>169.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65" calcext:value-type="float">
            <text:p>143.6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15" calcext:value-type="float">
            <text:p>186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35" calcext:value-type="float">
            <text:p>213.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15" calcext:value-type="float">
            <text:p>169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5" calcext:value-type="float">
            <text:p>178.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65" calcext:value-type="float">
            <text:p>211.6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65" calcext:value-type="float">
            <text:p>160.6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55" calcext:value-type="float">
            <text:p>121.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75" calcext:value-type="float">
            <text:p>131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15" calcext:value-type="float">
            <text:p>118.1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25" calcext:value-type="float">
            <text:p>123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.75" calcext:value-type="float">
            <text:p>182.7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65" calcext:value-type="float">
            <text:p>109.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1" calcext:value-type="float">
            <text:p>124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75" calcext:value-type="float">
            <text:p>97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95" calcext:value-type="float">
            <text:p>107.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25" calcext:value-type="float">
            <text:p>106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15" calcext:value-type="float">
            <text:p>101.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.75" calcext:value-type="float">
            <text:p>131.7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.75" calcext:value-type="float">
            <text:p>131.7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.15" calcext:value-type="float">
            <text:p>135.1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.25" calcext:value-type="float">
            <text:p>106.2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.65" calcext:value-type="float">
            <text:p>211.6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05" calcext:value-type="float">
            <text:p>113.0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.25" calcext:value-type="float">
            <text:p>106.2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.35" calcext:value-type="float">
            <text:p>128.3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75" calcext:value-type="float">
            <text:p>97.7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75" calcext:value-type="float">
            <text:p>97.7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.25" calcext:value-type="float">
            <text:p>140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.25" calcext:value-type="float">
            <text:p>106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.25" calcext:value-type="float">
            <text:p>106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75" calcext:value-type="float">
            <text:p>97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.15" calcext:value-type="float">
            <text:p>152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.15" calcext:value-type="float">
            <text:p>135.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.15" calcext:value-type="float">
            <text:p>169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.65" calcext:value-type="float">
            <text:p>211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65" calcext:value-type="float">
            <text:p>126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.15" calcext:value-type="float">
            <text:p>135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75" calcext:value-type="float">
            <text:p>97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15" calcext:value-type="float">
            <text:p>101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.15" calcext:value-type="float">
            <text:p>118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.25" calcext:value-type="float">
            <text:p>106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.45" calcext:value-type="float">
            <text:p>184.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.25" calcext:value-type="float">
            <text:p>157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.5" calcext:value-type="float">
            <text:p>161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.4" calcext:value-type="float">
            <text:p>302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.6" calcext:value-type="float">
            <text:p>265.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2" calcext:value-type="float">
            <text:p>183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8" calcext:value-type="float">
            <text:p>120.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2" calcext:value-type="float">
            <text:p>163.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2" calcext:value-type="float">
            <text:p>21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.2" calcext:value-type="float">
            <text:p>31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" calcext:value-type="float">
            <text:p>141.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4" calcext:value-type="float">
            <text:p>186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2" calcext:value-type="float">
            <text:p>26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.2" calcext:value-type="float">
            <text:p>223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.2" calcext:value-type="float">
            <text:p>23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75" calcext:value-type="float">
            <text:p>126.7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25" calcext:value-type="float">
            <text:p>218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75" calcext:value-type="float">
            <text:p>108.7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75" calcext:value-type="float">
            <text:p>111.7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25" calcext:value-type="float">
            <text:p>299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25" calcext:value-type="float">
            <text:p>116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25" calcext:value-type="float">
            <text:p>149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5" calcext:value-type="float">
            <text:p>95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75" calcext:value-type="float">
            <text:p>111.75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75" calcext:value-type="float">
            <text:p>105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75" calcext:value-type="float">
            <text:p>111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.25" calcext:value-type="float">
            <text:p>104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35" calcext:value-type="float">
            <text:p>51.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35" calcext:value-type="float">
            <text:p>51.35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65" calcext:value-type="float">
            <text:p>91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55" calcext:value-type="float">
            <text:p>95.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35" calcext:value-type="float">
            <text:p>90.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85" calcext:value-type="float">
            <text:p>96.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85" calcext:value-type="float">
            <text:p>96.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35" calcext:value-type="float">
            <text:p>64.35</text:p>
          </table:table-cell>
        </table:table-row>
      </table:table>
      <table:named-expressions/>
      <table:database-ranges>
        <table:database-range table:name="__Anonymous_Sheet_DB__0" table:target-range-address="Sheet1.A1:Sheet1.U94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17:23:21.50267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23T17:33:38.969294597</dc:date>
    <meta:editing-duration>PT12M46S</meta:editing-duration>
    <meta:editing-cycles>4</meta:editing-cycles>
    <meta:document-statistic meta:table-count="1" meta:cell-count="19740" meta:object-count="0"/>
  </office:meta>
</office:document-meta>
</file>